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press" table:style-name="ta1">
        <table:shapes>
          <draw:frame draw:z-index="0" draw:style-name="gr1" draw:text-style-name="P1" svg:width="20cm" svg:height="10cm" svg:x="0.428cm" svg:y="4.765cm">
            <draw:object draw:notify-on-update-of-ranges="wordpress.A4:wordpress.A4 wordpress.A5:wordpress.A5 wordpress.B4:wordpress.B4 wordpress.B5:wordpress.B5 wordpress.C4:wordpress.C4 wordpress.C5:wordpress.C5 wordpress.D4:wordpress.D4 wordpress.D5:wordpress.D5 wordpress.E4:wordpress.E4 wordpress.E5:wordpress.E5 wordpress.F4:wordpress.F4 wordpress.F5:wordpress.F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0cm" svg:height="10cm" svg:x="0.32cm" svg:y="15.452cm">
            <draw:object draw:notify-on-update-of-ranges="wordpress.A4:wordpress.A4 wordpress.A6:wordpress.A8 wordpress.B4:wordpress.B4 wordpress.B6:wordpress.B8 wordpress.C4:wordpress.C4 wordpress.C6:wordpress.C8 wordpress.D4:wordpress.D4 wordpress.D6:wordpress.D8 wordpress.E4:wordpress.E4 wordpress.E6:wordpress.E8 wordpress.F4:wordpress.F4 wordpress.F6:wordpress.F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0cm" svg:height="10cm" svg:x="21.222cm" svg:y="4.954cm">
            <draw:object draw:notify-on-update-of-ranges="wordpress.A4:wordpress.A4 wordpress.A5:wordpress.A5 wordpress.H4:wordpress.H4 wordpress.H5:wordpress.H5 wordpress.I4:wordpress.I4 wordpress.I5:wordpress.I5 wordpress.J4:wordpress.J4 wordpress.J5:wordpress.J5 wordpress.K4:wordpress.K4 wordpress.K5:wordpress.K5 wordpress.L4:wordpress.L4 wordpress.L5:wordpress.L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20cm" svg:height="10cm" svg:x="21.04cm" svg:y="15.716cm">
            <draw:object draw:notify-on-update-of-ranges="wordpress.A4:wordpress.A4 wordpress.A6:wordpress.A8 wordpress.H4:wordpress.H4 wordpress.H6:wordpress.H8 wordpress.I4:wordpress.I4 wordpress.I6:wordpress.I8 wordpress.J4:wordpress.J4 wordpress.J6:wordpress.J8 wordpress.K4:wordpress.K4 wordpress.K6:wordpress.K8 wordpress.L4:wordpress.L4 wordpress.L6:wordpress.L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20cm" svg:height="10cm" svg:x="42.162cm" svg:y="5.105cm">
            <draw:object draw:notify-on-update-of-ranges="wordpress.A4:wordpress.A4 wordpress.A5:wordpress.A5 wordpress.N4:wordpress.N4 wordpress.N5:wordpress.N5 wordpress.O4:wordpress.O4 wordpress.O5:wordpress.O5 wordpress.P4:wordpress.P4 wordpress.P5:wordpress.P5 wordpress.Q4:wordpress.Q4 wordpress.Q5:wordpress.Q5 wordpress.R4:wordpress.R4 wordpress.R5:wordpress.R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20cm" svg:height="10cm" svg:x="42.306cm" svg:y="15.944cm">
            <draw:object draw:notify-on-update-of-ranges="wordpress.A4:wordpress.A4 wordpress.A6:wordpress.A8 wordpress.N4:wordpress.N4 wordpress.N6:wordpress.N8 wordpress.O4:wordpress.O4 wordpress.O6:wordpress.O8 wordpress.P4:wordpress.P4 wordpress.P6:wordpress.P8 wordpress.Q4:wordpress.Q4 wordpress.Q6:wordpress.Q8 wordpress.R4:wordpress.R4 wordpress.R6:wordpress.R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Wordpres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home page</text:p>
          </table:table-cell>
          <table:table-cell table:number-columns-repeated="5"/>
          <table:table-cell office:value-type="string" calcext:value-type="string">
            <text:p>category page</text:p>
          </table:table-cell>
          <table:table-cell table:number-columns-repeated="5"/>
          <table:table-cell office:value-type="string" calcext:value-type="string">
            <text:p>product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avg response time</text:p>
          </table:table-cell>
          <table:table-cell office:value-type="float" office:value="0.64" calcext:value-type="float">
            <text:p>0.64</text:p>
          </table:table-cell>
          <table:table-cell office:value-type="float" office:value="3.42" calcext:value-type="float">
            <text:p>3.42</text:p>
          </table:table-cell>
          <table:table-cell office:value-type="float" office:value="3.57" calcext:value-type="float">
            <text:p>3.57</text:p>
          </table:table-cell>
          <table:table-cell office:value-type="float" office:value="3.4" calcext:value-type="float">
            <text:p>3.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84" calcext:value-type="float">
            <text:p>2.84</text:p>
          </table:table-cell>
          <table:table-cell office:value-type="float" office:value="2.78" calcext:value-type="float">
            <text:p>2.78</text:p>
          </table:table-cell>
          <table:table-cell office:value-type="float" office:value="2.93" calcext:value-type="float">
            <text:p>2.9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99" calcext:value-type="float">
            <text:p>2.99</text:p>
          </table:table-cell>
          <table:table-cell office:value-type="float" office:value="2.69" calcext:value-type="float">
            <text:p>2.69</text:p>
          </table:table-cell>
          <table:table-cell office:value-type="float" office:value="2.76" calcext:value-type="float">
            <text:p>2.7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ongest transaction</text:p>
          </table:table-cell>
          <table:table-cell office:value-type="float" office:value="0.73" calcext:value-type="float">
            <text:p>0.73</text:p>
          </table:table-cell>
          <table:table-cell office:value-type="float" office:value="3.66" calcext:value-type="float">
            <text:p>3.66</text:p>
          </table:table-cell>
          <table:table-cell office:value-type="float" office:value="4.87" calcext:value-type="float">
            <text:p>4.87</text:p>
          </table:table-cell>
          <table:table-cell office:value-type="float" office:value="4.19" calcext:value-type="float">
            <text:p>4.19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3.22" calcext:value-type="float">
            <text:p>3.22</text:p>
          </table:table-cell>
          <table:table-cell office:value-type="float" office:value="3.42" calcext:value-type="float">
            <text:p>3.42</text:p>
          </table:table-cell>
          <table:table-cell office:value-type="float" office:value="6.35" calcext:value-type="float">
            <text:p>6.35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7.67" calcext:value-type="float">
            <text:p>7.67</text:p>
          </table:table-cell>
          <table:table-cell office:value-type="float" office:value="2.92" calcext:value-type="float">
            <text:p>2.92</text:p>
          </table:table-cell>
          <table:table-cell office:value-type="float" office:value="3.09" calcext:value-type="float">
            <text:p>3.0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shortest transaction</text:p>
          </table:table-cell>
          <table:table-cell office:value-type="float" office:value="0.56" calcext:value-type="float">
            <text:p>0.56</text:p>
          </table:table-cell>
          <table:table-cell office:value-type="float" office:value="3.24" calcext:value-type="float">
            <text:p>3.24</text:p>
          </table:table-cell>
          <table:table-cell office:value-type="float" office:value="3.32" calcext:value-type="float">
            <text:p>3.32</text:p>
          </table:table-cell>
          <table:table-cell office:value-type="float" office:value="3.13" calcext:value-type="float">
            <text:p>3.13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  <table:table-cell office:value-type="float" office:value="2.62" calcext:value-type="float">
            <text:p>2.6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62" calcext:value-type="float">
            <text:p>2.62</text:p>
          </table:table-cell>
          <table:table-cell office:value-type="float" office:value="2.57" calcext:value-type="float">
            <text:p>2.57</text:p>
          </table:table-cell>
          <table:table-cell office:value-type="float" office:value="2.56" calcext:value-type="float">
            <text:p>2.56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magento" table:style-name="ta1">
        <table:shapes>
          <draw:frame draw:z-index="0" draw:style-name="gr1" draw:text-style-name="P1" svg:width="20cm" svg:height="10cm" svg:x="0.624cm" svg:y="4.721cm">
            <draw:object draw:notify-on-update-of-ranges="magento.A4:magento.A4 magento.A5:magento.A5 magento.B4:magento.B4 magento.B5:magento.B5 magento.C4:magento.C4 magento.C5:magento.C5 magento.D4:magento.D4 magento.D5:magento.D5 magento.E4:magento.E4 magento.E5:magento.E5 magento.F4:magento.F4 magento.F5:magento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0.374cm" svg:y="15.209cm">
            <draw:object draw:notify-on-update-of-ranges="magento.A4:magento.A4 magento.A6:magento.A8 magento.B4:magento.B4 magento.B6:magento.B8 magento.C4:magento.C4 magento.C6:magento.C8 magento.D4:magento.D4 magento.D6:magento.D8 magento.E4:magento.E4 magento.E6:magento.E8 magento.F4:magento.F4 magento.F6:magento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21.481cm" svg:y="4.65cm">
            <draw:object draw:notify-on-update-of-ranges="magento.A4:magento.A4 magento.A5:magento.A5 magento.H4:magento.H4 magento.H5:magento.H5 magento.I4:magento.I4 magento.I5:magento.I5 magento.J4:magento.J4 magento.J5:magento.J5 magento.K4:magento.K4 magento.K5:magento.K5 magento.L4:magento.L4 magento.L5:magento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0cm" svg:x="21.413cm" svg:y="15.243cm">
            <draw:object draw:notify-on-update-of-ranges="magento.A4:magento.A4 magento.A6:magento.A8 magento.H4:magento.H4 magento.H6:magento.H8 magento.I4:magento.I4 magento.I6:magento.I8 magento.J4:magento.J4 magento.J6:magento.J8 magento.K4:magento.K4 magento.K6:magento.K8 magento.L4:magento.L4 magento.L6:magento.L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0cm" svg:x="42.978cm" svg:y="4.698cm">
            <draw:object draw:notify-on-update-of-ranges="magento.A4:magento.A4 magento.A5:magento.A5 magento.N4:magento.N4 magento.N5:magento.N5 magento.O4:magento.O4 magento.O5:magento.O5 magento.P4:magento.P4 magento.P5:magento.P5 magento.Q4:magento.Q4 magento.Q5:magento.Q5 magento.R4:magento.R4 magento.R5:magento.R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0cm" svg:x="42.767cm" svg:y="15.407cm">
            <draw:object draw:notify-on-update-of-ranges="magento.A4:magento.A4 magento.A6:magento.A8 magento.N4:magento.N4 magento.N6:magento.N8 magento.O4:magento.O4 magento.O6:magento.O8 magento.P4:magento.P4 magento.P6:magento.P8 magento.Q4:magento.Q4 magento.Q6:magento.Q8 magento.R4:magento.R4 magento.R6:magento.R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Magent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home page</text:p>
          </table:table-cell>
          <table:table-cell table:number-columns-repeated="5"/>
          <table:table-cell office:value-type="string" calcext:value-type="string">
            <text:p>category page</text:p>
          </table:table-cell>
          <table:table-cell table:number-columns-repeated="5"/>
          <table:table-cell office:value-type="string" calcext:value-type="string">
            <text:p>product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traefik</text:p>
          </table:table-cell>
          <table:table-cell office:value-type="string" calcext:value-type="string">
            <text:p>proxysql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vg response time</text:p>
          </table:table-cell>
          <table:table-cell office:value-type="float" office:value="0.27" calcext:value-type="float">
            <text:p>0.27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3.92" calcext:value-type="float">
            <text:p>3.92</text:p>
          </table:table-cell>
          <table:table-cell office:value-type="float" office:value="3.76" calcext:value-type="float">
            <text:p>3.76</text:p>
          </table:table-cell>
          <table:table-cell office:value-type="float" office:value="3.81" calcext:value-type="float">
            <text:p>3.81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44" calcext:value-type="float">
            <text:p>2.44</text:p>
          </table:table-cell>
          <table:table-cell office:value-type="float" office:value="2.57" calcext:value-type="float">
            <text:p>2.57</text:p>
          </table:table-cell>
          <table:table-cell office:value-type="float" office:value="2.81" calcext:value-type="float">
            <text:p>2.8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longest transaction</text:p>
          </table:table-cell>
          <table:table-cell office:value-type="float" office:value="0.36" calcext:value-type="float">
            <text:p>0.36</text:p>
          </table:table-cell>
          <table:table-cell office:value-type="float" office:value="1.98" calcext:value-type="float">
            <text:p>1.98</text:p>
          </table:table-cell>
          <table:table-cell office:value-type="float" office:value="2.44" calcext:value-type="float">
            <text:p>2.44</text:p>
          </table:table-cell>
          <table:table-cell office:value-type="float" office:value="2.54" calcext:value-type="float">
            <text:p>2.54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8.18" calcext:value-type="float">
            <text:p>8.18</text:p>
          </table:table-cell>
          <table:table-cell office:value-type="float" office:value="4.9" calcext:value-type="float">
            <text:p>4.9</text:p>
          </table:table-cell>
          <table:table-cell office:value-type="float" office:value="4.27" calcext:value-type="float">
            <text:p>4.27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96" calcext:value-type="float">
            <text:p>2.96</text:p>
          </table:table-cell>
          <table:table-cell office:value-type="float" office:value="3.02" calcext:value-type="float">
            <text:p>3.02</text:p>
          </table:table-cell>
          <table:table-cell office:value-type="float" office:value="7.44" calcext:value-type="float">
            <text:p>7.4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shortest transaction</text:p>
          </table:table-cell>
          <table:table-cell office:value-type="float" office:value="0.23" calcext:value-type="float">
            <text:p>0.23</text:p>
          </table:table-cell>
          <table:table-cell office:value-type="float" office:value="1.75" calcext:value-type="float">
            <text:p>1.75</text:p>
          </table:table-cell>
          <table:table-cell office:value-type="float" office:value="1.74" calcext:value-type="float">
            <text:p>1.74</text:p>
          </table:table-cell>
          <table:table-cell office:value-type="float" office:value="1.71" calcext:value-type="float">
            <text:p>1.7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3.47" calcext:value-type="float">
            <text:p>3.47</text:p>
          </table:table-cell>
          <table:table-cell office:value-type="float" office:value="3.59" calcext:value-type="float">
            <text:p>3.59</text:p>
          </table:table-cell>
          <table:table-cell office:value-type="float" office:value="3.57" calcext:value-type="float">
            <text:p>3.5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3" calcext:value-type="float">
            <text:p>2.3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magento proxysql" table:style-name="ta1">
        <table:shapes>
          <draw:frame draw:z-index="0" draw:style-name="gr1" draw:text-style-name="P1" svg:width="20cm" svg:height="10cm" svg:x="0.755cm" svg:y="3.523cm">
            <draw:object draw:notify-on-update-of-ranges="'magento proxysql'.A2:'magento proxysql'.A2 'magento proxysql'.A3:'magento proxysql'.A3 'magento proxysql'.B2:'magento proxysql'.B2 'magento proxysql'.B3:'magento proxysql'.B3 'magento proxysql'.C2:'magento proxysql'.C2 'magento proxysql'.C3:'magento proxysql'.C3 'magento proxysql'.D2:'magento proxysql'.D2 'magento proxysql'.D3:'magento proxysql'.D3 'magento proxysql'.E2:'magento proxysql'.E2 'magento proxysql'.E3:'magento proxysql'.E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20cm" svg:height="10cm" svg:x="0.537cm" svg:y="14.249cm">
            <draw:object draw:notify-on-update-of-ranges="'magento proxysql'.A2:'magento proxysql'.A2 'magento proxysql'.A4:'magento proxysql'.A6 'magento proxysql'.B2:'magento proxysql'.B2 'magento proxysql'.B4:'magento proxysql'.B6 'magento proxysql'.C2:'magento proxysql'.C2 'magento proxysql'.C4:'magento proxysql'.C6 'magento proxysql'.D2:'magento proxysql'.D2 'magento proxysql'.D4:'magento proxysql'.D6 'magento proxysql'.E2:'magento proxysql'.E2 'magento proxysql'.E4:'magento proxysql'.E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20cm" svg:height="10cm" svg:x="22.095cm" svg:y="3.599cm">
            <draw:object draw:notify-on-update-of-ranges="'magento proxysql'.A2:'magento proxysql'.A2 'magento proxysql'.A3:'magento proxysql'.A3 'magento proxysql'.G2:'magento proxysql'.G2 'magento proxysql'.G3:'magento proxysql'.G3 'magento proxysql'.H2:'magento proxysql'.H2 'magento proxysql'.H3:'magento proxysql'.H3 'magento proxysql'.I2:'magento proxysql'.I2 'magento proxysql'.I3:'magento proxysql'.I3 'magento proxysql'.J2:'magento proxysql'.J2 'magento proxysql'.J3:'magento proxysql'.J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0cm" svg:height="10cm" svg:x="22.095cm" svg:y="14.324cm">
            <draw:object draw:notify-on-update-of-ranges="'magento proxysql'.A2:'magento proxysql'.A2 'magento proxysql'.A4:'magento proxysql'.A6 'magento proxysql'.G2:'magento proxysql'.G2 'magento proxysql'.G4:'magento proxysql'.G6 'magento proxysql'.H2:'magento proxysql'.H2 'magento proxysql'.H4:'magento proxysql'.H6 'magento proxysql'.I2:'magento proxysql'.I2 'magento proxysql'.I4:'magento proxysql'.I6 'magento proxysql'.J2:'magento proxysql'.J2 'magento proxysql'.J4:'magento proxysql'.J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20cm" svg:height="10cm" svg:x="42.853cm" svg:y="3.75cm">
            <draw:object draw:notify-on-update-of-ranges="'magento proxysql'.A2:'magento proxysql'.A2 'magento proxysql'.A3:'magento proxysql'.A3 'magento proxysql'.L2:'magento proxysql'.L2 'magento proxysql'.L3:'magento proxysql'.L3 'magento proxysql'.M2:'magento proxysql'.M2 'magento proxysql'.M3:'magento proxysql'.M3 'magento proxysql'.N2:'magento proxysql'.N2 'magento proxysql'.N3:'magento proxysql'.N3 'magento proxysql'.O2:'magento proxysql'.O2 'magento proxysql'.O3:'magento proxysql'.O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20cm" svg:height="10cm" svg:x="42.707cm" svg:y="14.511cm">
            <draw:object draw:notify-on-update-of-ranges="'magento proxysql'.A2:'magento proxysql'.A2 'magento proxysql'.A4:'magento proxysql'.A6 'magento proxysql'.L2:'magento proxysql'.L2 'magento proxysql'.L4:'magento proxysql'.L6 'magento proxysql'.M2:'magento proxysql'.M2 'magento proxysql'.M4:'magento proxysql'.M6 'magento proxysql'.N2:'magento proxysql'.N2 'magento proxysql'.N4:'magento proxysql'.N6 'magento proxysql'.O2:'magento proxysql'.O2 'magento proxysql'.O4:'magento proxysql'.O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ome page</text:p>
          </table:table-cell>
          <table:table-cell table:number-columns-repeated="4"/>
          <table:table-cell office:value-type="string" calcext:value-type="string">
            <text:p>category page</text:p>
          </table:table-cell>
          <table:table-cell table:number-columns-repeated="4"/>
          <table:table-cell office:value-type="string" calcext:value-type="string">
            <text:p>product p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proxysql 2s</text:p>
          </table:table-cell>
          <table:table-cell office:value-type="string" calcext:value-type="string">
            <text:p>proxysql 5s</text:p>
          </table:table-cell>
          <table:table-cell office:value-type="string" calcext:value-type="string">
            <text:p>proxysql 60s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proxysql 2s</text:p>
          </table:table-cell>
          <table:table-cell office:value-type="string" calcext:value-type="string">
            <text:p>proxysql 5s</text:p>
          </table:table-cell>
          <table:table-cell office:value-type="string" calcext:value-type="string">
            <text:p>proxysql 60s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proxysql 2s</text:p>
          </table:table-cell>
          <table:table-cell office:value-type="string" calcext:value-type="string">
            <text:p>proxysql 5s</text:p>
          </table:table-cell>
          <table:table-cell office:value-type="string" calcext:value-type="string">
            <text:p>proxysql 60s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269" calcext:value-type="float">
            <text:p>269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vg response time</text:p>
          </table:table-cell>
          <table:table-cell office:value-type="float" office:value="0.27" calcext:value-type="float">
            <text:p>0.27</text:p>
          </table:table-cell>
          <table:table-cell office:value-type="float" office:value="1.08" calcext:value-type="float">
            <text:p>1.08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3.83" calcext:value-type="float">
            <text:p>3.83</text:p>
          </table:table-cell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42" calcext:value-type="float">
            <text:p>2.42</text:p>
          </table:table-cell>
          <table:table-cell office:value-type="float" office:value="0.62" calcext:value-type="float">
            <text:p>0.6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longest transaction</text:p>
          </table:table-cell>
          <table:table-cell office:value-type="float" office:value="0.36" calcext:value-type="float">
            <text:p>0.36</text:p>
          </table:table-cell>
          <table:table-cell office:value-type="float" office:value="2.23" calcext:value-type="float">
            <text:p>2.23</text:p>
          </table:table-cell>
          <table:table-cell office:value-type="float" office:value="2.35" calcext:value-type="float">
            <text:p>2.35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4.11" calcext:value-type="float">
            <text:p>4.11</text:p>
          </table:table-cell>
          <table:table-cell office:value-type="float" office:value="3.51" calcext:value-type="float">
            <text:p>3.51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94" calcext:value-type="float">
            <text:p>2.94</text:p>
          </table:table-cell>
          <table:table-cell office:value-type="float" office:value="3.99" calcext:value-type="float">
            <text:p>3.9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shortest transaction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3.62" calcext:value-type="float">
            <text:p>3.62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ke Devolder</meta:initial-creator>
    <meta:creation-date>2021-03-01T18:57:21.902909852</meta:creation-date>
    <dc:date>2021-03-01T20:38:41.540614060</dc:date>
    <dc:creator>Ike Devolder</dc:creator>
    <meta:editing-duration>PT29M27S</meta:editing-duration>
    <meta:editing-cycles>6</meta:editing-cycles>
    <meta:generator>LibreOffice/7.1.0.3$Linux_X86_64 LibreOffice_project/10$Build-3</meta:generator>
    <meta:document-statistic meta:table-count="3" meta:cell-count="233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21cm" svg:y="0.336cm" chart:style-name="ch2">
          <text:p>Homepage hits</text:p>
        </chart:title>
        <chart:legend chart:legend-position="end" svg:x="17.764cm" svg:y="3.705cm" style:legend-expansion="high" chart:style-name="ch3"/>
        <chart:plot-area chart:style-name="ch4" table:cell-range-address="magento.A4:magento.F5" chart:data-source-has-labels="both" svg:x="1.411cm" svg:y="1.341cm" svg:width="15.953cm" svg:height="8.46cm">
          <chart:coordinate-region svg:x="2.297cm" svg:y="1.54cm" svg:width="15.067cm" svg:height="7.614cm"/>
          <chart:axis chart:dimension="x" chart:name="primary-x" chart:style-name="ch5" chartooo:axis-type="auto">
            <chartooo:date-scale/>
            <chart:categories table:cell-range-address="magento.A5:magento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magento.B5:magento.B5" chart:label-cell-address="magento.B4:magento.B4" chart:class="chart:bar">
            <chart:data-point/>
          </chart:series>
          <chart:series chart:style-name="ch10" chart:values-cell-range-address="magento.C5:magento.C5" chart:label-cell-address="magento.C4:magento.C4" chart:class="chart:bar">
            <chart:data-point/>
          </chart:series>
          <chart:series chart:style-name="ch11" chart:values-cell-range-address="magento.D5:magento.D5" chart:label-cell-address="magento.D4:magento.D4" chart:class="chart:bar">
            <chart:data-point/>
          </chart:series>
          <chart:series chart:style-name="ch12" chart:values-cell-range-address="magento.E5:magento.E5" chart:label-cell-address="magento.E4:magento.E4" chart:class="chart:bar">
            <chart:data-point/>
          </chart:series>
          <chart:series chart:style-name="ch13" chart:values-cell-range-address="magento.F5:magento.F5" chart:label-cell-address="magento.F4:magento.F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B4:magento.B4</svg:desc>
                </draw:g>
              </table:table-cell>
              <table:table-cell office:value-type="string">
                <text:p>remote</text:p>
                <draw:g>
                  <svg:desc>magento.C4:magento.C4</svg:desc>
                </draw:g>
              </table:table-cell>
              <table:table-cell office:value-type="string">
                <text:p>haproxy</text:p>
                <draw:g>
                  <svg:desc>magento.D4:magento.D4</svg:desc>
                </draw:g>
              </table:table-cell>
              <table:table-cell office:value-type="string">
                <text:p>traefik</text:p>
                <draw:g>
                  <svg:desc>magento.E4:magento.E4</svg:desc>
                </draw:g>
              </table:table-cell>
              <table:table-cell office:value-type="string">
                <text:p>proxysql</text:p>
                <draw:g>
                  <svg:desc>magento.F4:magento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agento.A5:magento.A5</svg:desc>
                </draw:g>
              </table:table-cell>
              <table:table-cell office:value-type="float" office:value="436">
                <text:p>436</text:p>
                <draw:g>
                  <svg:desc>magento.B5:magento.B5</svg:desc>
                </draw:g>
              </table:table-cell>
              <table:table-cell office:value-type="float" office:value="62">
                <text:p>62</text:p>
                <draw:g>
                  <svg:desc>magento.C5:magento.C5</svg:desc>
                </draw:g>
              </table:table-cell>
              <table:table-cell office:value-type="float" office:value="62">
                <text:p>62</text:p>
                <draw:g>
                  <svg:desc>magento.D5:magento.D5</svg:desc>
                </draw:g>
              </table:table-cell>
              <table:table-cell office:value-type="float" office:value="63">
                <text:p>63</text:p>
                <draw:g>
                  <svg:desc>magento.E5:magento.E5</svg:desc>
                </draw:g>
              </table:table-cell>
              <table:table-cell office:value-type="float" office:value="391">
                <text:p>391</text:p>
                <draw:g>
                  <svg:desc>magento.F5:magento.F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12cm" svg:y="0.336cm" chart:style-name="ch2">
          <text:p>Category page response times (s)</text:p>
        </chart:title>
        <chart:legend chart:legend-position="end" svg:x="17.764cm" svg:y="3.705cm" style:legend-expansion="high" chart:style-name="ch3"/>
        <chart:plot-area chart:style-name="ch4" table:cell-range-address="wordpress.A4:wordpress.A4 wordpress.A6:wordpress.A8 wordpress.H4:wordpress.L4 wordpress.H6:wordpress.L8" chart:data-source-has-labels="both" svg:x="0.4cm" svg:y="1.341cm" svg:width="16.964cm" svg:height="8.46cm">
          <chart:coordinate-region svg:x="0.863cm" svg:y="1.541cm" svg:width="16.501cm" svg:height="7.613cm"/>
          <chart:axis chart:dimension="x" chart:name="primary-x" chart:style-name="ch5" chartooo:axis-type="auto">
            <chartooo:date-scale/>
            <chart:categories table:cell-range-address="wordpress.A6:wordpress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dpress.H6:wordpress.H8" chart:label-cell-address="wordpress.H4:wordpress.H4" chart:class="chart:bar">
            <chart:data-point chart:repeated="3"/>
          </chart:series>
          <chart:series chart:style-name="ch9" chart:values-cell-range-address="wordpress.I6:wordpress.I8" chart:label-cell-address="wordpress.I4:wordpress.I4" chart:class="chart:bar">
            <chart:data-point chart:repeated="3"/>
          </chart:series>
          <chart:series chart:style-name="ch10" chart:values-cell-range-address="wordpress.J6:wordpress.J8" chart:label-cell-address="wordpress.J4:wordpress.J4" chart:class="chart:bar">
            <chart:data-point chart:repeated="3"/>
          </chart:series>
          <chart:series chart:style-name="ch11" chart:values-cell-range-address="wordpress.K6:wordpress.K8" chart:label-cell-address="wordpress.K4:wordpress.K4" chart:class="chart:bar">
            <chart:data-point chart:repeated="3"/>
          </chart:series>
          <chart:series chart:style-name="ch12" chart:values-cell-range-address="wordpress.L6:wordpress.L8" chart:label-cell-address="wordpress.L4:wordpress.L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H4:wordpress.H4</svg:desc>
                </draw:g>
              </table:table-cell>
              <table:table-cell office:value-type="string">
                <text:p>remote</text:p>
                <draw:g>
                  <svg:desc>wordpress.I4:wordpress.I4</svg:desc>
                </draw:g>
              </table:table-cell>
              <table:table-cell office:value-type="string">
                <text:p>haproxy</text:p>
                <draw:g>
                  <svg:desc>wordpress.J4:wordpress.J4</svg:desc>
                </draw:g>
              </table:table-cell>
              <table:table-cell office:value-type="string">
                <text:p>traefik</text:p>
                <draw:g>
                  <svg:desc>wordpress.K4:wordpress.K4</svg:desc>
                </draw:g>
              </table:table-cell>
              <table:table-cell office:value-type="string">
                <text:p>proxysql</text:p>
                <draw:g>
                  <svg:desc>wordpress.L4:wordpress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wordpress.A6:wordpress.A8</svg:desc>
                </draw:g>
              </table:table-cell>
              <table:table-cell office:value-type="float" office:value="0.36">
                <text:p>0.36</text:p>
                <draw:g>
                  <svg:desc>wordpress.H6:wordpress.H8</svg:desc>
                </draw:g>
              </table:table-cell>
              <table:table-cell office:value-type="float" office:value="2.84">
                <text:p>2.84</text:p>
                <draw:g>
                  <svg:desc>wordpress.I6:wordpress.I8</svg:desc>
                </draw:g>
              </table:table-cell>
              <table:table-cell office:value-type="float" office:value="2.78">
                <text:p>2.78</text:p>
                <draw:g>
                  <svg:desc>wordpress.J6:wordpress.J8</svg:desc>
                </draw:g>
              </table:table-cell>
              <table:table-cell office:value-type="float" office:value="2.93">
                <text:p>2.93</text:p>
                <draw:g>
                  <svg:desc>wordpress.K6:wordpress.K8</svg:desc>
                </draw:g>
              </table:table-cell>
              <table:table-cell office:value-type="float" office:value="0.33">
                <text:p>0.33</text:p>
                <draw:g>
                  <svg:desc>wordpress.L6:wordpress.L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66">
                <text:p>0.66</text:p>
              </table:table-cell>
              <table:table-cell office:value-type="float" office:value="3.22">
                <text:p>3.22</text:p>
              </table:table-cell>
              <table:table-cell office:value-type="float" office:value="3.42">
                <text:p>3.42</text:p>
              </table:table-cell>
              <table:table-cell office:value-type="float" office:value="6.35">
                <text:p>6.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31">
                <text:p>0.31</text:p>
              </table:table-cell>
              <table:table-cell office:value-type="float" office:value="2.7">
                <text:p>2.7</text:p>
              </table:table-cell>
              <table:table-cell office:value-type="float" office:value="2.54">
                <text:p>2.54</text:p>
              </table:table-cell>
              <table:table-cell office:value-type="float" office:value="2.62">
                <text:p>2.62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946cm" svg:y="0.336cm" chart:style-name="ch2">
          <text:p>Product page hits</text:p>
        </chart:title>
        <chart:legend chart:legend-position="end" svg:x="17.764cm" svg:y="3.705cm" style:legend-expansion="high" chart:style-name="ch3"/>
        <chart:plot-area chart:style-name="ch4" table:cell-range-address="wordpress.A4:wordpress.A5 wordpress.N4:wordpress.R5" chart:data-source-has-labels="both" svg:x="1.411cm" svg:y="1.341cm" svg:width="15.953cm" svg:height="8.46cm">
          <chart:coordinate-region svg:x="2.297cm" svg:y="1.54cm" svg:width="15.067cm" svg:height="7.614cm"/>
          <chart:axis chart:dimension="x" chart:name="primary-x" chart:style-name="ch5" chartooo:axis-type="auto">
            <chartooo:date-scale/>
            <chart:categories table:cell-range-address="wordpress.A5:wordpress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wordpress.N5:wordpress.N5" chart:label-cell-address="wordpress.N4:wordpress.N4" chart:class="chart:bar">
            <chart:data-point/>
          </chart:series>
          <chart:series chart:style-name="ch10" chart:values-cell-range-address="wordpress.O5:wordpress.O5" chart:label-cell-address="wordpress.O4:wordpress.O4" chart:class="chart:bar">
            <chart:data-point/>
          </chart:series>
          <chart:series chart:style-name="ch11" chart:values-cell-range-address="wordpress.P5:wordpress.P5" chart:label-cell-address="wordpress.P4:wordpress.P4" chart:class="chart:bar">
            <chart:data-point/>
          </chart:series>
          <chart:series chart:style-name="ch12" chart:values-cell-range-address="wordpress.Q5:wordpress.Q5" chart:label-cell-address="wordpress.Q4:wordpress.Q4" chart:class="chart:bar">
            <chart:data-point/>
          </chart:series>
          <chart:series chart:style-name="ch13" chart:values-cell-range-address="wordpress.R5:wordpress.R5" chart:label-cell-address="wordpress.R4:wordpress.R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N4:wordpress.N4</svg:desc>
                </draw:g>
              </table:table-cell>
              <table:table-cell office:value-type="string">
                <text:p>remote</text:p>
                <draw:g>
                  <svg:desc>wordpress.O4:wordpress.O4</svg:desc>
                </draw:g>
              </table:table-cell>
              <table:table-cell office:value-type="string">
                <text:p>haproxy</text:p>
                <draw:g>
                  <svg:desc>wordpress.P4:wordpress.P4</svg:desc>
                </draw:g>
              </table:table-cell>
              <table:table-cell office:value-type="string">
                <text:p>traefik</text:p>
                <draw:g>
                  <svg:desc>wordpress.Q4:wordpress.Q4</svg:desc>
                </draw:g>
              </table:table-cell>
              <table:table-cell office:value-type="string">
                <text:p>proxysql</text:p>
                <draw:g>
                  <svg:desc>wordpress.R4:wordpress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wordpress.A5:wordpress.A5</svg:desc>
                </draw:g>
              </table:table-cell>
              <table:table-cell office:value-type="float" office:value="364">
                <text:p>364</text:p>
                <draw:g>
                  <svg:desc>wordpress.N5:wordpress.N5</svg:desc>
                </draw:g>
              </table:table-cell>
              <table:table-cell office:value-type="float" office:value="40">
                <text:p>40</text:p>
                <draw:g>
                  <svg:desc>wordpress.O5:wordpress.O5</svg:desc>
                </draw:g>
              </table:table-cell>
              <table:table-cell office:value-type="float" office:value="44">
                <text:p>44</text:p>
                <draw:g>
                  <svg:desc>wordpress.P5:wordpress.P5</svg:desc>
                </draw:g>
              </table:table-cell>
              <table:table-cell office:value-type="float" office:value="42">
                <text:p>42</text:p>
                <draw:g>
                  <svg:desc>wordpress.Q5:wordpress.Q5</svg:desc>
                </draw:g>
              </table:table-cell>
              <table:table-cell office:value-type="float" office:value="397">
                <text:p>397</text:p>
                <draw:g>
                  <svg:desc>wordpress.R5:wordpress.R5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279cm" svg:y="0.336cm" chart:style-name="ch2">
          <text:p>Product page response times (s)</text:p>
        </chart:title>
        <chart:legend chart:legend-position="end" svg:x="17.764cm" svg:y="3.705cm" style:legend-expansion="high" chart:style-name="ch3"/>
        <chart:plot-area chart:style-name="ch4" table:cell-range-address="wordpress.A4:wordpress.A4 wordpress.A6:wordpress.A8 wordpress.N4:wordpress.R4 wordpress.N6:wordpress.R8" chart:data-source-has-labels="both" svg:x="0.4cm" svg:y="1.341cm" svg:width="16.964cm" svg:height="8.46cm">
          <chart:coordinate-region svg:x="0.863cm" svg:y="1.54cm" svg:width="16.501cm" svg:height="7.614cm"/>
          <chart:axis chart:dimension="x" chart:name="primary-x" chart:style-name="ch5" chartooo:axis-type="auto">
            <chartooo:date-scale/>
            <chart:categories table:cell-range-address="wordpress.A6:wordpress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dpress.N6:wordpress.N8" chart:label-cell-address="wordpress.N4:wordpress.N4" chart:class="chart:bar">
            <chart:data-point chart:repeated="3"/>
          </chart:series>
          <chart:series chart:style-name="ch9" chart:values-cell-range-address="wordpress.O6:wordpress.O8" chart:label-cell-address="wordpress.O4:wordpress.O4" chart:class="chart:bar">
            <chart:data-point chart:repeated="3"/>
          </chart:series>
          <chart:series chart:style-name="ch10" chart:values-cell-range-address="wordpress.P6:wordpress.P8" chart:label-cell-address="wordpress.P4:wordpress.P4" chart:class="chart:bar">
            <chart:data-point chart:repeated="3"/>
          </chart:series>
          <chart:series chart:style-name="ch11" chart:values-cell-range-address="wordpress.Q6:wordpress.Q8" chart:label-cell-address="wordpress.Q4:wordpress.Q4" chart:class="chart:bar">
            <chart:data-point chart:repeated="3"/>
          </chart:series>
          <chart:series chart:style-name="ch12" chart:values-cell-range-address="wordpress.R6:wordpress.R8" chart:label-cell-address="wordpress.R4:wordpress.R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N4:wordpress.N4</svg:desc>
                </draw:g>
              </table:table-cell>
              <table:table-cell office:value-type="string">
                <text:p>remote</text:p>
                <draw:g>
                  <svg:desc>wordpress.O4:wordpress.O4</svg:desc>
                </draw:g>
              </table:table-cell>
              <table:table-cell office:value-type="string">
                <text:p>haproxy</text:p>
                <draw:g>
                  <svg:desc>wordpress.P4:wordpress.P4</svg:desc>
                </draw:g>
              </table:table-cell>
              <table:table-cell office:value-type="string">
                <text:p>traefik</text:p>
                <draw:g>
                  <svg:desc>wordpress.Q4:wordpress.Q4</svg:desc>
                </draw:g>
              </table:table-cell>
              <table:table-cell office:value-type="string">
                <text:p>proxysql</text:p>
                <draw:g>
                  <svg:desc>wordpress.R4:wordpress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wordpress.A6:wordpress.A8</svg:desc>
                </draw:g>
              </table:table-cell>
              <table:table-cell office:value-type="float" office:value="0.33">
                <text:p>0.33</text:p>
                <draw:g>
                  <svg:desc>wordpress.N6:wordpress.N8</svg:desc>
                </draw:g>
              </table:table-cell>
              <table:table-cell office:value-type="float" office:value="2.99">
                <text:p>2.99</text:p>
                <draw:g>
                  <svg:desc>wordpress.O6:wordpress.O8</svg:desc>
                </draw:g>
              </table:table-cell>
              <table:table-cell office:value-type="float" office:value="2.69">
                <text:p>2.69</text:p>
                <draw:g>
                  <svg:desc>wordpress.P6:wordpress.P8</svg:desc>
                </draw:g>
              </table:table-cell>
              <table:table-cell office:value-type="float" office:value="2.76">
                <text:p>2.76</text:p>
                <draw:g>
                  <svg:desc>wordpress.Q6:wordpress.Q8</svg:desc>
                </draw:g>
              </table:table-cell>
              <table:table-cell office:value-type="float" office:value="0.3">
                <text:p>0.3</text:p>
                <draw:g>
                  <svg:desc>wordpress.R6:wordpress.R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43">
                <text:p>0.43</text:p>
              </table:table-cell>
              <table:table-cell office:value-type="float" office:value="7.67">
                <text:p>7.67</text:p>
              </table:table-cell>
              <table:table-cell office:value-type="float" office:value="2.92">
                <text:p>2.92</text:p>
              </table:table-cell>
              <table:table-cell office:value-type="float" office:value="3.09">
                <text:p>3.0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3">
                <text:p>0.3</text:p>
              </table:table-cell>
              <table:table-cell office:value-type="float" office:value="2.62">
                <text:p>2.62</text:p>
              </table:table-cell>
              <table:table-cell office:value-type="float" office:value="2.57">
                <text:p>2.57</text:p>
              </table:table-cell>
              <table:table-cell office:value-type="float" office:value="2.56">
                <text:p>2.56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21cm" svg:y="0.336cm" chart:style-name="ch2">
          <text:p>Homepage hits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E3" chart:data-source-has-labels="both" svg:x="1.411cm" svg:y="1.341cm" svg:width="15.239cm" svg:height="8.46cm">
          <chart:coordinate-region svg:x="2.297cm" svg:y="1.54cm" svg:width="14.353cm" svg:height="7.614cm"/>
          <chart:axis chart:dimension="x" chart:name="primary-x" chart:style-name="ch5" chartooo:axis-type="auto">
            <chartooo:date-scale/>
            <chart:categories table:cell-range-address="'magento proxysql'.A3:'magento proxysql'.A3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'magento proxysql'.B3:'magento proxysql'.B3" chart:label-cell-address="'magento proxysql'.B2:'magento proxysql'.B2" chart:class="chart:bar">
            <chart:data-point/>
          </chart:series>
          <chart:series chart:style-name="ch10" chart:values-cell-range-address="'magento proxysql'.C3:'magento proxysql'.C3" chart:label-cell-address="'magento proxysql'.C2:'magento proxysql'.C2" chart:class="chart:bar">
            <chart:data-point/>
          </chart:series>
          <chart:series chart:style-name="ch11" chart:values-cell-range-address="'magento proxysql'.D3:'magento proxysql'.D3" chart:label-cell-address="'magento proxysql'.D2:'magento proxysql'.D2" chart:class="chart:bar">
            <chart:data-point/>
          </chart:series>
          <chart:series chart:style-name="ch12" chart:values-cell-range-address="'magento proxysql'.E3:'magento proxysql'.E3" chart:label-cell-address="'magento proxysql'.E2:'magento proxysql'.E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B2:'magento proxysql'.B2</svg:desc>
                </draw:g>
              </table:table-cell>
              <table:table-cell office:value-type="string">
                <text:p>proxysql 2s</text:p>
                <draw:g>
                  <svg:desc>'magento proxysql'.C2:'magento proxysql'.C2</svg:desc>
                </draw:g>
              </table:table-cell>
              <table:table-cell office:value-type="string">
                <text:p>proxysql 5s</text:p>
                <draw:g>
                  <svg:desc>'magento proxysql'.D2:'magento proxysql'.D2</svg:desc>
                </draw:g>
              </table:table-cell>
              <table:table-cell office:value-type="string">
                <text:p>proxysql 60s</text:p>
                <draw:g>
                  <svg:desc>'magento proxysql'.E2:'magento proxysq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'magento proxysql'.A3:'magento proxysql'.A3</svg:desc>
                </draw:g>
              </table:table-cell>
              <table:table-cell office:value-type="float" office:value="436">
                <text:p>436</text:p>
                <draw:g>
                  <svg:desc>'magento proxysql'.B3:'magento proxysql'.B3</svg:desc>
                </draw:g>
              </table:table-cell>
              <table:table-cell office:value-type="float" office:value="109">
                <text:p>109</text:p>
                <draw:g>
                  <svg:desc>'magento proxysql'.C3:'magento proxysql'.C3</svg:desc>
                </draw:g>
              </table:table-cell>
              <table:table-cell office:value-type="float" office:value="269">
                <text:p>269</text:p>
                <draw:g>
                  <svg:desc>'magento proxysql'.D3:'magento proxysql'.D3</svg:desc>
                </draw:g>
              </table:table-cell>
              <table:table-cell office:value-type="float" office:value="391">
                <text:p>391</text:p>
                <draw:g>
                  <svg:desc>'magento proxysql'.E3:'magento proxysql'.E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662cm" svg:y="0.336cm" chart:style-name="ch2">
          <text:p>Homepage response time (s)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E2 'magento proxysql'.A4:'magento proxysql'.E6" chart:data-source-has-labels="both" svg:x="0.4cm" svg:y="1.341cm" svg:width="16.25cm" svg:height="8.46cm">
          <chart:coordinate-region svg:x="1.18cm" svg:y="1.54cm" svg:width="15.47cm" svg:height="7.614cm"/>
          <chart:axis chart:dimension="x" chart:name="primary-x" chart:style-name="ch5" chartooo:axis-type="auto">
            <chartooo:date-scale/>
            <chart:categories table:cell-range-address="'magento proxysql'.A4:'magento proxysql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gento proxysql'.B4:'magento proxysql'.B6" chart:label-cell-address="'magento proxysql'.B2:'magento proxysql'.B2" chart:class="chart:bar">
            <chart:data-point chart:repeated="3"/>
          </chart:series>
          <chart:series chart:style-name="ch9" chart:values-cell-range-address="'magento proxysql'.C4:'magento proxysql'.C6" chart:label-cell-address="'magento proxysql'.C2:'magento proxysql'.C2" chart:class="chart:bar">
            <chart:data-point chart:repeated="3"/>
          </chart:series>
          <chart:series chart:style-name="ch10" chart:values-cell-range-address="'magento proxysql'.D4:'magento proxysql'.D6" chart:label-cell-address="'magento proxysql'.D2:'magento proxysql'.D2" chart:class="chart:bar">
            <chart:data-point chart:repeated="3"/>
          </chart:series>
          <chart:series chart:style-name="ch11" chart:values-cell-range-address="'magento proxysql'.E4:'magento proxysql'.E6" chart:label-cell-address="'magento proxysql'.E2:'magento proxysql'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B2:'magento proxysql'.B2</svg:desc>
                </draw:g>
              </table:table-cell>
              <table:table-cell office:value-type="string">
                <text:p>proxysql 2s</text:p>
                <draw:g>
                  <svg:desc>'magento proxysql'.C2:'magento proxysql'.C2</svg:desc>
                </draw:g>
              </table:table-cell>
              <table:table-cell office:value-type="string">
                <text:p>proxysql 5s</text:p>
                <draw:g>
                  <svg:desc>'magento proxysql'.D2:'magento proxysql'.D2</svg:desc>
                </draw:g>
              </table:table-cell>
              <table:table-cell office:value-type="string">
                <text:p>proxysql 60s</text:p>
                <draw:g>
                  <svg:desc>'magento proxysql'.E2:'magento proxysq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'magento proxysql'.A4:'magento proxysql'.A6</svg:desc>
                </draw:g>
              </table:table-cell>
              <table:table-cell office:value-type="float" office:value="0.27">
                <text:p>0.27</text:p>
                <draw:g>
                  <svg:desc>'magento proxysql'.B4:'magento proxysql'.B6</svg:desc>
                </draw:g>
              </table:table-cell>
              <table:table-cell office:value-type="float" office:value="1.08">
                <text:p>1.08</text:p>
                <draw:g>
                  <svg:desc>'magento proxysql'.C4:'magento proxysql'.C6</svg:desc>
                </draw:g>
              </table:table-cell>
              <table:table-cell office:value-type="float" office:value="0.44">
                <text:p>0.44</text:p>
                <draw:g>
                  <svg:desc>'magento proxysql'.D4:'magento proxysql'.D6</svg:desc>
                </draw:g>
              </table:table-cell>
              <table:table-cell office:value-type="float" office:value="0.3">
                <text:p>0.3</text:p>
                <draw:g>
                  <svg:desc>'magento proxysql'.E4:'magento proxysql'.E6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36">
                <text:p>0.36</text:p>
              </table:table-cell>
              <table:table-cell office:value-type="float" office:value="2.23">
                <text:p>2.23</text:p>
              </table:table-cell>
              <table:table-cell office:value-type="float" office:value="2.35">
                <text:p>2.3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23">
                <text:p>0.23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787cm" svg:y="0.336cm" chart:style-name="ch2">
          <text:p>Category page hits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A3 'magento proxysql'.G2:'magento proxysql'.J3" chart:data-source-has-labels="both" svg:x="1.411cm" svg:y="1.341cm" svg:width="15.239cm" svg:height="8.46cm">
          <chart:coordinate-region svg:x="2.297cm" svg:y="1.541cm" svg:width="14.353cm" svg:height="7.613cm"/>
          <chart:axis chart:dimension="x" chart:name="primary-x" chart:style-name="ch5" chartooo:axis-type="auto">
            <chartooo:date-scale/>
            <chart:categories table:cell-range-address="'magento proxysql'.A3:'magento proxysql'.A3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'magento proxysql'.G3:'magento proxysql'.G3" chart:label-cell-address="'magento proxysql'.G2:'magento proxysql'.G2" chart:class="chart:bar">
            <chart:data-point/>
          </chart:series>
          <chart:series chart:style-name="ch10" chart:values-cell-range-address="'magento proxysql'.H3:'magento proxysql'.H3" chart:label-cell-address="'magento proxysql'.H2:'magento proxysql'.H2" chart:class="chart:bar">
            <chart:data-point/>
          </chart:series>
          <chart:series chart:style-name="ch11" chart:values-cell-range-address="'magento proxysql'.I3:'magento proxysql'.I3" chart:label-cell-address="'magento proxysql'.I2:'magento proxysql'.I2" chart:class="chart:bar">
            <chart:data-point/>
          </chart:series>
          <chart:series chart:style-name="ch12" chart:values-cell-range-address="'magento proxysql'.J3:'magento proxysql'.J3" chart:label-cell-address="'magento proxysql'.J2:'magento proxysql'.J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G2:'magento proxysql'.G2</svg:desc>
                </draw:g>
              </table:table-cell>
              <table:table-cell office:value-type="string">
                <text:p>proxysql 2s</text:p>
                <draw:g>
                  <svg:desc>'magento proxysql'.H2:'magento proxysql'.H2</svg:desc>
                </draw:g>
              </table:table-cell>
              <table:table-cell office:value-type="string">
                <text:p>proxysql 5s</text:p>
                <draw:g>
                  <svg:desc>'magento proxysql'.I2:'magento proxysql'.I2</svg:desc>
                </draw:g>
              </table:table-cell>
              <table:table-cell office:value-type="string">
                <text:p>proxysql 60s</text:p>
                <draw:g>
                  <svg:desc>'magento proxysql'.J2:'magento proxysql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'magento proxysql'.A3:'magento proxysql'.A3</svg:desc>
                </draw:g>
              </table:table-cell>
              <table:table-cell office:value-type="float" office:value="250">
                <text:p>250</text:p>
                <draw:g>
                  <svg:desc>'magento proxysql'.G3:'magento proxysql'.G3</svg:desc>
                </draw:g>
              </table:table-cell>
              <table:table-cell office:value-type="float" office:value="30">
                <text:p>30</text:p>
                <draw:g>
                  <svg:desc>'magento proxysql'.H3:'magento proxysql'.H3</svg:desc>
                </draw:g>
              </table:table-cell>
              <table:table-cell office:value-type="float" office:value="90">
                <text:p>90</text:p>
                <draw:g>
                  <svg:desc>'magento proxysql'.I3:'magento proxysql'.I3</svg:desc>
                </draw:g>
              </table:table-cell>
              <table:table-cell office:value-type="float" office:value="214">
                <text:p>214</text:p>
                <draw:g>
                  <svg:desc>'magento proxysql'.J3:'magento proxysql'.J3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12cm" svg:y="0.336cm" chart:style-name="ch2">
          <text:p>Category page response times (s)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A2 'magento proxysql'.A4:'magento proxysql'.A6 'magento proxysql'.G2:'magento proxysql'.J2 'magento proxysql'.G4:'magento proxysql'.J6" chart:data-source-has-labels="both" svg:x="0.4cm" svg:y="1.341cm" svg:width="16.25cm" svg:height="8.46cm">
          <chart:coordinate-region svg:x="1.18cm" svg:y="1.54cm" svg:width="15.47cm" svg:height="7.614cm"/>
          <chart:axis chart:dimension="x" chart:name="primary-x" chart:style-name="ch5" chartooo:axis-type="auto">
            <chartooo:date-scale/>
            <chart:categories table:cell-range-address="'magento proxysql'.A4:'magento proxysql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gento proxysql'.G4:'magento proxysql'.G6" chart:label-cell-address="'magento proxysql'.G2:'magento proxysql'.G2" chart:class="chart:bar">
            <chart:data-point chart:repeated="3"/>
          </chart:series>
          <chart:series chart:style-name="ch9" chart:values-cell-range-address="'magento proxysql'.H4:'magento proxysql'.H6" chart:label-cell-address="'magento proxysql'.H2:'magento proxysql'.H2" chart:class="chart:bar">
            <chart:data-point chart:repeated="3"/>
          </chart:series>
          <chart:series chart:style-name="ch10" chart:values-cell-range-address="'magento proxysql'.I4:'magento proxysql'.I6" chart:label-cell-address="'magento proxysql'.I2:'magento proxysql'.I2" chart:class="chart:bar">
            <chart:data-point chart:repeated="3"/>
          </chart:series>
          <chart:series chart:style-name="ch11" chart:values-cell-range-address="'magento proxysql'.J4:'magento proxysql'.J6" chart:label-cell-address="'magento proxysql'.J2:'magento proxysql'.J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G2:'magento proxysql'.G2</svg:desc>
                </draw:g>
              </table:table-cell>
              <table:table-cell office:value-type="string">
                <text:p>proxysql 2s</text:p>
                <draw:g>
                  <svg:desc>'magento proxysql'.H2:'magento proxysql'.H2</svg:desc>
                </draw:g>
              </table:table-cell>
              <table:table-cell office:value-type="string">
                <text:p>proxysql 5s</text:p>
                <draw:g>
                  <svg:desc>'magento proxysql'.I2:'magento proxysql'.I2</svg:desc>
                </draw:g>
              </table:table-cell>
              <table:table-cell office:value-type="string">
                <text:p>proxysql 60s</text:p>
                <draw:g>
                  <svg:desc>'magento proxysql'.J2:'magento proxysql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'magento proxysql'.A4:'magento proxysql'.A6</svg:desc>
                </draw:g>
              </table:table-cell>
              <table:table-cell office:value-type="float" office:value="0.48">
                <text:p>0.48</text:p>
                <draw:g>
                  <svg:desc>'magento proxysql'.G4:'magento proxysql'.G6</svg:desc>
                </draw:g>
              </table:table-cell>
              <table:table-cell office:value-type="float" office:value="3.83">
                <text:p>3.83</text:p>
                <draw:g>
                  <svg:desc>'magento proxysql'.H4:'magento proxysql'.H6</svg:desc>
                </draw:g>
              </table:table-cell>
              <table:table-cell office:value-type="float" office:value="1.3">
                <text:p>1.3</text:p>
                <draw:g>
                  <svg:desc>'magento proxysql'.I4:'magento proxysql'.I6</svg:desc>
                </draw:g>
              </table:table-cell>
              <table:table-cell office:value-type="float" office:value="0.56">
                <text:p>0.56</text:p>
                <draw:g>
                  <svg:desc>'magento proxysql'.J4:'magento proxysql'.J6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79">
                <text:p>0.79</text:p>
              </table:table-cell>
              <table:table-cell office:value-type="float" office:value="4.11">
                <text:p>4.11</text:p>
              </table:table-cell>
              <table:table-cell office:value-type="float" office:value="3.51">
                <text:p>3.5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41">
                <text:p>0.41</text:p>
              </table:table-cell>
              <table:table-cell office:value-type="float" office:value="3.62">
                <text:p>3.62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946cm" svg:y="0.336cm" chart:style-name="ch2">
          <text:p>Product page hits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A3 'magento proxysql'.L2:'magento proxysql'.O3" chart:data-source-has-labels="both" svg:x="1.411cm" svg:y="1.341cm" svg:width="15.239cm" svg:height="8.46cm">
          <chart:coordinate-region svg:x="2.297cm" svg:y="1.54cm" svg:width="14.353cm" svg:height="7.614cm"/>
          <chart:axis chart:dimension="x" chart:name="primary-x" chart:style-name="ch5" chartooo:axis-type="auto">
            <chartooo:date-scale/>
            <chart:categories table:cell-range-address="'magento proxysql'.A3:'magento proxysql'.A3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'magento proxysql'.L3:'magento proxysql'.L3" chart:label-cell-address="'magento proxysql'.L2:'magento proxysql'.L2" chart:class="chart:bar">
            <chart:data-point/>
          </chart:series>
          <chart:series chart:style-name="ch10" chart:values-cell-range-address="'magento proxysql'.M3:'magento proxysql'.M3" chart:label-cell-address="'magento proxysql'.M2:'magento proxysql'.M2" chart:class="chart:bar">
            <chart:data-point/>
          </chart:series>
          <chart:series chart:style-name="ch11" chart:values-cell-range-address="'magento proxysql'.N3:'magento proxysql'.N3" chart:label-cell-address="'magento proxysql'.N2:'magento proxysql'.N2" chart:class="chart:bar">
            <chart:data-point/>
          </chart:series>
          <chart:series chart:style-name="ch12" chart:values-cell-range-address="'magento proxysql'.O3:'magento proxysql'.O3" chart:label-cell-address="'magento proxysql'.O2:'magento proxysql'.O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L2:'magento proxysql'.L2</svg:desc>
                </draw:g>
              </table:table-cell>
              <table:table-cell office:value-type="string">
                <text:p>proxysql 2s</text:p>
                <draw:g>
                  <svg:desc>'magento proxysql'.M2:'magento proxysql'.M2</svg:desc>
                </draw:g>
              </table:table-cell>
              <table:table-cell office:value-type="string">
                <text:p>proxysql 5s</text:p>
                <draw:g>
                  <svg:desc>'magento proxysql'.N2:'magento proxysql'.N2</svg:desc>
                </draw:g>
              </table:table-cell>
              <table:table-cell office:value-type="string">
                <text:p>proxysql 60s</text:p>
                <draw:g>
                  <svg:desc>'magento proxysql'.O2:'magento proxysql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'magento proxysql'.A3:'magento proxysql'.A3</svg:desc>
                </draw:g>
              </table:table-cell>
              <table:table-cell office:value-type="float" office:value="369">
                <text:p>369</text:p>
                <draw:g>
                  <svg:desc>'magento proxysql'.L3:'magento proxysql'.L3</svg:desc>
                </draw:g>
              </table:table-cell>
              <table:table-cell office:value-type="float" office:value="48">
                <text:p>48</text:p>
                <draw:g>
                  <svg:desc>'magento proxysql'.M3:'magento proxysql'.M3</svg:desc>
                </draw:g>
              </table:table-cell>
              <table:table-cell office:value-type="float" office:value="194">
                <text:p>194</text:p>
                <draw:g>
                  <svg:desc>'magento proxysql'.N3:'magento proxysql'.N3</svg:desc>
                </draw:g>
              </table:table-cell>
              <table:table-cell office:value-type="float" office:value="341">
                <text:p>341</text:p>
                <draw:g>
                  <svg:desc>'magento proxysql'.O3:'magento proxysql'.O3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411cm" svg:y="0.336cm" chart:style-name="ch2">
          <text:p>Product page respons times (s)</text:p>
        </chart:title>
        <chart:legend chart:legend-position="end" svg:x="17.05cm" svg:y="3.954cm" style:legend-expansion="high" chart:style-name="ch3"/>
        <chart:plot-area chart:style-name="ch4" table:cell-range-address="'magento proxysql'.A2:'magento proxysql'.A2 'magento proxysql'.A4:'magento proxysql'.A6 'magento proxysql'.L2:'magento proxysql'.O2 'magento proxysql'.L4:'magento proxysql'.O6" chart:data-source-has-labels="both" svg:x="0.4cm" svg:y="1.341cm" svg:width="16.25cm" svg:height="8.46cm">
          <chart:coordinate-region svg:x="1.18cm" svg:y="1.54cm" svg:width="15.47cm" svg:height="7.614cm"/>
          <chart:axis chart:dimension="x" chart:name="primary-x" chart:style-name="ch5" chartooo:axis-type="auto">
            <chartooo:date-scale/>
            <chart:categories table:cell-range-address="'magento proxysql'.A4:'magento proxysql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gento proxysql'.L4:'magento proxysql'.L6" chart:label-cell-address="'magento proxysql'.L2:'magento proxysql'.L2" chart:class="chart:bar">
            <chart:data-point chart:repeated="3"/>
          </chart:series>
          <chart:series chart:style-name="ch9" chart:values-cell-range-address="'magento proxysql'.M4:'magento proxysql'.M6" chart:label-cell-address="'magento proxysql'.M2:'magento proxysql'.M2" chart:class="chart:bar">
            <chart:data-point chart:repeated="3"/>
          </chart:series>
          <chart:series chart:style-name="ch10" chart:values-cell-range-address="'magento proxysql'.N4:'magento proxysql'.N6" chart:label-cell-address="'magento proxysql'.N2:'magento proxysql'.N2" chart:class="chart:bar">
            <chart:data-point chart:repeated="3"/>
          </chart:series>
          <chart:series chart:style-name="ch11" chart:values-cell-range-address="'magento proxysql'.O4:'magento proxysql'.O6" chart:label-cell-address="'magento proxysql'.O2:'magento proxysql'.O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'magento proxysql'.L2:'magento proxysql'.L2</svg:desc>
                </draw:g>
              </table:table-cell>
              <table:table-cell office:value-type="string">
                <text:p>proxysql 2s</text:p>
                <draw:g>
                  <svg:desc>'magento proxysql'.M2:'magento proxysql'.M2</svg:desc>
                </draw:g>
              </table:table-cell>
              <table:table-cell office:value-type="string">
                <text:p>proxysql 5s</text:p>
                <draw:g>
                  <svg:desc>'magento proxysql'.N2:'magento proxysql'.N2</svg:desc>
                </draw:g>
              </table:table-cell>
              <table:table-cell office:value-type="string">
                <text:p>proxysql 60s</text:p>
                <draw:g>
                  <svg:desc>'magento proxysql'.O2:'magento proxysql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'magento proxysql'.A4:'magento proxysql'.A6</svg:desc>
                </draw:g>
              </table:table-cell>
              <table:table-cell office:value-type="float" office:value="0.32">
                <text:p>0.32</text:p>
                <draw:g>
                  <svg:desc>'magento proxysql'.L4:'magento proxysql'.L6</svg:desc>
                </draw:g>
              </table:table-cell>
              <table:table-cell office:value-type="float" office:value="2.42">
                <text:p>2.42</text:p>
                <draw:g>
                  <svg:desc>'magento proxysql'.M4:'magento proxysql'.M6</svg:desc>
                </draw:g>
              </table:table-cell>
              <table:table-cell office:value-type="float" office:value="0.62">
                <text:p>0.62</text:p>
                <draw:g>
                  <svg:desc>'magento proxysql'.N4:'magento proxysql'.N6</svg:desc>
                </draw:g>
              </table:table-cell>
              <table:table-cell office:value-type="float" office:value="0.35">
                <text:p>0.35</text:p>
                <draw:g>
                  <svg:desc>'magento proxysql'.O4:'magento proxysql'.O6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65">
                <text:p>0.65</text:p>
              </table:table-cell>
              <table:table-cell office:value-type="float" office:value="2.94">
                <text:p>2.94</text:p>
              </table:table-cell>
              <table:table-cell office:value-type="float" office:value="3.99">
                <text:p>3.9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29">
                <text:p>0.29</text:p>
              </table:table-cell>
              <table:table-cell office:value-type="float" office:value="2.25">
                <text:p>2.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543cm" svg:y="0.336cm" chart:style-name="ch2">
          <text:p>Homepage response times (s)</text:p>
        </chart:title>
        <chart:legend chart:legend-position="end" svg:x="17.764cm" svg:y="3.705cm" style:legend-expansion="high" chart:style-name="ch3"/>
        <chart:plot-area chart:style-name="ch4" table:cell-range-address="magento.A4:magento.F4 magento.A6:magento.F8" chart:data-source-has-labels="both" svg:x="0.4cm" svg:y="1.341cm" svg:width="16.964cm" svg:height="8.46cm">
          <chart:coordinate-region svg:x="1.18cm" svg:y="1.541cm" svg:width="16.184cm" svg:height="7.613cm"/>
          <chart:axis chart:dimension="x" chart:name="primary-x" chart:style-name="ch5" chartooo:axis-type="auto">
            <chartooo:date-scale/>
            <chart:categories table:cell-range-address="magento.A6:magento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gento.B6:magento.B8" chart:label-cell-address="magento.B4:magento.B4" chart:class="chart:bar">
            <chart:data-point chart:repeated="3"/>
          </chart:series>
          <chart:series chart:style-name="ch9" chart:values-cell-range-address="magento.C6:magento.C8" chart:label-cell-address="magento.C4:magento.C4" chart:class="chart:bar">
            <chart:data-point chart:repeated="3"/>
          </chart:series>
          <chart:series chart:style-name="ch10" chart:values-cell-range-address="magento.D6:magento.D8" chart:label-cell-address="magento.D4:magento.D4" chart:class="chart:bar">
            <chart:data-point chart:repeated="3"/>
          </chart:series>
          <chart:series chart:style-name="ch11" chart:values-cell-range-address="magento.E6:magento.E8" chart:label-cell-address="magento.E4:magento.E4" chart:class="chart:bar">
            <chart:data-point chart:repeated="3"/>
          </chart:series>
          <chart:series chart:style-name="ch12" chart:values-cell-range-address="magento.F6:magento.F8" chart:label-cell-address="magento.F4:magento.F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B4:magento.B4</svg:desc>
                </draw:g>
              </table:table-cell>
              <table:table-cell office:value-type="string">
                <text:p>remote</text:p>
                <draw:g>
                  <svg:desc>magento.C4:magento.C4</svg:desc>
                </draw:g>
              </table:table-cell>
              <table:table-cell office:value-type="string">
                <text:p>haproxy</text:p>
                <draw:g>
                  <svg:desc>magento.D4:magento.D4</svg:desc>
                </draw:g>
              </table:table-cell>
              <table:table-cell office:value-type="string">
                <text:p>traefik</text:p>
                <draw:g>
                  <svg:desc>magento.E4:magento.E4</svg:desc>
                </draw:g>
              </table:table-cell>
              <table:table-cell office:value-type="string">
                <text:p>proxysql</text:p>
                <draw:g>
                  <svg:desc>magento.F4:magento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magento.A6:magento.A8</svg:desc>
                </draw:g>
              </table:table-cell>
              <table:table-cell office:value-type="float" office:value="0.27">
                <text:p>0.27</text:p>
                <draw:g>
                  <svg:desc>magento.B6:magento.B8</svg:desc>
                </draw:g>
              </table:table-cell>
              <table:table-cell office:value-type="float" office:value="1.86">
                <text:p>1.86</text:p>
                <draw:g>
                  <svg:desc>magento.C6:magento.C8</svg:desc>
                </draw:g>
              </table:table-cell>
              <table:table-cell office:value-type="float" office:value="1.88">
                <text:p>1.88</text:p>
                <draw:g>
                  <svg:desc>magento.D6:magento.D8</svg:desc>
                </draw:g>
              </table:table-cell>
              <table:table-cell office:value-type="float" office:value="1.86">
                <text:p>1.86</text:p>
                <draw:g>
                  <svg:desc>magento.E6:magento.E8</svg:desc>
                </draw:g>
              </table:table-cell>
              <table:table-cell office:value-type="float" office:value="0.3">
                <text:p>0.3</text:p>
                <draw:g>
                  <svg:desc>magento.F6:magento.F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36">
                <text:p>0.36</text:p>
              </table:table-cell>
              <table:table-cell office:value-type="float" office:value="1.98">
                <text:p>1.98</text:p>
              </table:table-cell>
              <table:table-cell office:value-type="float" office:value="2.44">
                <text:p>2.44</text:p>
              </table:table-cell>
              <table:table-cell office:value-type="float" office:value="2.54">
                <text:p>2.5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23">
                <text:p>0.23</text:p>
              </table:table-cell>
              <table:table-cell office:value-type="float" office:value="1.75">
                <text:p>1.75</text:p>
              </table:table-cell>
              <table:table-cell office:value-type="float" office:value="1.74">
                <text:p>1.74</text:p>
              </table:table-cell>
              <table:table-cell office:value-type="float" office:value="1.71">
                <text:p>1.7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787cm" svg:y="0.336cm" chart:style-name="ch2">
          <text:p>Category page hits</text:p>
        </chart:title>
        <chart:legend chart:legend-position="end" svg:x="17.764cm" svg:y="3.705cm" style:legend-expansion="high" chart:style-name="ch3"/>
        <chart:plot-area chart:style-name="ch4" table:cell-range-address="magento.A4:magento.A5 magento.H4:magento.L5" chart:data-source-has-labels="both" svg:x="1.411cm" svg:y="1.341cm" svg:width="15.953cm" svg:height="8.46cm">
          <chart:coordinate-region svg:x="2.297cm" svg:y="1.541cm" svg:width="15.067cm" svg:height="7.613cm"/>
          <chart:axis chart:dimension="x" chart:name="primary-x" chart:style-name="ch5" chartooo:axis-type="auto">
            <chartooo:date-scale/>
            <chart:categories table:cell-range-address="magento.A5:magento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magento.H5:magento.H5" chart:label-cell-address="magento.H4:magento.H4" chart:class="chart:bar">
            <chart:data-point/>
          </chart:series>
          <chart:series chart:style-name="ch10" chart:values-cell-range-address="magento.I5:magento.I5" chart:label-cell-address="magento.I4:magento.I4" chart:class="chart:bar">
            <chart:data-point/>
          </chart:series>
          <chart:series chart:style-name="ch11" chart:values-cell-range-address="magento.J5:magento.J5" chart:label-cell-address="magento.J4:magento.J4" chart:class="chart:bar">
            <chart:data-point/>
          </chart:series>
          <chart:series chart:style-name="ch12" chart:values-cell-range-address="magento.K5:magento.K5" chart:label-cell-address="magento.K4:magento.K4" chart:class="chart:bar">
            <chart:data-point/>
          </chart:series>
          <chart:series chart:style-name="ch13" chart:values-cell-range-address="magento.L5:magento.L5" chart:label-cell-address="magento.L4:magento.L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H4:magento.H4</svg:desc>
                </draw:g>
              </table:table-cell>
              <table:table-cell office:value-type="string">
                <text:p>remote</text:p>
                <draw:g>
                  <svg:desc>magento.I4:magento.I4</svg:desc>
                </draw:g>
              </table:table-cell>
              <table:table-cell office:value-type="string">
                <text:p>haproxy</text:p>
                <draw:g>
                  <svg:desc>magento.J4:magento.J4</svg:desc>
                </draw:g>
              </table:table-cell>
              <table:table-cell office:value-type="string">
                <text:p>traefik</text:p>
                <draw:g>
                  <svg:desc>magento.K4:magento.K4</svg:desc>
                </draw:g>
              </table:table-cell>
              <table:table-cell office:value-type="string">
                <text:p>proxysql</text:p>
                <draw:g>
                  <svg:desc>magento.L4:magento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agento.A5:magento.A5</svg:desc>
                </draw:g>
              </table:table-cell>
              <table:table-cell office:value-type="float" office:value="250">
                <text:p>250</text:p>
                <draw:g>
                  <svg:desc>magento.H5:magento.H5</svg:desc>
                </draw:g>
              </table:table-cell>
              <table:table-cell office:value-type="float" office:value="30">
                <text:p>30</text:p>
                <draw:g>
                  <svg:desc>magento.I5:magento.I5</svg:desc>
                </draw:g>
              </table:table-cell>
              <table:table-cell office:value-type="float" office:value="31">
                <text:p>31</text:p>
                <draw:g>
                  <svg:desc>magento.J5:magento.J5</svg:desc>
                </draw:g>
              </table:table-cell>
              <table:table-cell office:value-type="float" office:value="30">
                <text:p>30</text:p>
                <draw:g>
                  <svg:desc>magento.K5:magento.K5</svg:desc>
                </draw:g>
              </table:table-cell>
              <table:table-cell office:value-type="float" office:value="214">
                <text:p>214</text:p>
                <draw:g>
                  <svg:desc>magento.L5:magento.L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12cm" svg:y="0.336cm" chart:style-name="ch2">
          <text:p>Categroy page response times (s)</text:p>
        </chart:title>
        <chart:legend chart:legend-position="end" svg:x="17.764cm" svg:y="3.705cm" style:legend-expansion="high" chart:style-name="ch3"/>
        <chart:plot-area chart:style-name="ch4" table:cell-range-address="magento.A4:magento.A4 magento.A6:magento.A8 magento.H4:magento.L4 magento.H6:magento.L8" chart:data-source-has-labels="both" svg:x="0.4cm" svg:y="1.341cm" svg:width="16.964cm" svg:height="8.46cm">
          <chart:coordinate-region svg:x="0.863cm" svg:y="1.54cm" svg:width="16.501cm" svg:height="7.614cm"/>
          <chart:axis chart:dimension="x" chart:name="primary-x" chart:style-name="ch5" chartooo:axis-type="auto">
            <chartooo:date-scale/>
            <chart:categories table:cell-range-address="magento.A6:magento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gento.H6:magento.H8" chart:label-cell-address="magento.H4:magento.H4" chart:class="chart:bar">
            <chart:data-point chart:repeated="3"/>
          </chart:series>
          <chart:series chart:style-name="ch9" chart:values-cell-range-address="magento.I6:magento.I8" chart:label-cell-address="magento.I4:magento.I4" chart:class="chart:bar">
            <chart:data-point chart:repeated="3"/>
          </chart:series>
          <chart:series chart:style-name="ch10" chart:values-cell-range-address="magento.J6:magento.J8" chart:label-cell-address="magento.J4:magento.J4" chart:class="chart:bar">
            <chart:data-point chart:repeated="3"/>
          </chart:series>
          <chart:series chart:style-name="ch11" chart:values-cell-range-address="magento.K6:magento.K8" chart:label-cell-address="magento.K4:magento.K4" chart:class="chart:bar">
            <chart:data-point chart:repeated="3"/>
          </chart:series>
          <chart:series chart:style-name="ch12" chart:values-cell-range-address="magento.L6:magento.L8" chart:label-cell-address="magento.L4:magento.L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H4:magento.H4</svg:desc>
                </draw:g>
              </table:table-cell>
              <table:table-cell office:value-type="string">
                <text:p>remote</text:p>
                <draw:g>
                  <svg:desc>magento.I4:magento.I4</svg:desc>
                </draw:g>
              </table:table-cell>
              <table:table-cell office:value-type="string">
                <text:p>haproxy</text:p>
                <draw:g>
                  <svg:desc>magento.J4:magento.J4</svg:desc>
                </draw:g>
              </table:table-cell>
              <table:table-cell office:value-type="string">
                <text:p>traefik</text:p>
                <draw:g>
                  <svg:desc>magento.K4:magento.K4</svg:desc>
                </draw:g>
              </table:table-cell>
              <table:table-cell office:value-type="string">
                <text:p>proxysql</text:p>
                <draw:g>
                  <svg:desc>magento.L4:magento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magento.A6:magento.A8</svg:desc>
                </draw:g>
              </table:table-cell>
              <table:table-cell office:value-type="float" office:value="0.48">
                <text:p>0.48</text:p>
                <draw:g>
                  <svg:desc>magento.H6:magento.H8</svg:desc>
                </draw:g>
              </table:table-cell>
              <table:table-cell office:value-type="float" office:value="3.92">
                <text:p>3.92</text:p>
                <draw:g>
                  <svg:desc>magento.I6:magento.I8</svg:desc>
                </draw:g>
              </table:table-cell>
              <table:table-cell office:value-type="float" office:value="3.76">
                <text:p>3.76</text:p>
                <draw:g>
                  <svg:desc>magento.J6:magento.J8</svg:desc>
                </draw:g>
              </table:table-cell>
              <table:table-cell office:value-type="float" office:value="3.81">
                <text:p>3.81</text:p>
                <draw:g>
                  <svg:desc>magento.K6:magento.K8</svg:desc>
                </draw:g>
              </table:table-cell>
              <table:table-cell office:value-type="float" office:value="0.56">
                <text:p>0.56</text:p>
                <draw:g>
                  <svg:desc>magento.L6:magento.L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79">
                <text:p>0.79</text:p>
              </table:table-cell>
              <table:table-cell office:value-type="float" office:value="8.18">
                <text:p>8.18</text:p>
              </table:table-cell>
              <table:table-cell office:value-type="float" office:value="4.9">
                <text:p>4.9</text:p>
              </table:table-cell>
              <table:table-cell office:value-type="float" office:value="4.27">
                <text:p>4.2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41">
                <text:p>0.41</text:p>
              </table:table-cell>
              <table:table-cell office:value-type="float" office:value="3.47">
                <text:p>3.47</text:p>
              </table:table-cell>
              <table:table-cell office:value-type="float" office:value="3.59">
                <text:p>3.59</text:p>
              </table:table-cell>
              <table:table-cell office:value-type="float" office:value="3.57">
                <text:p>3.57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946cm" svg:y="0.336cm" chart:style-name="ch2">
          <text:p>Product page hits</text:p>
        </chart:title>
        <chart:legend chart:legend-position="end" svg:x="17.764cm" svg:y="3.705cm" style:legend-expansion="high" chart:style-name="ch3"/>
        <chart:plot-area chart:style-name="ch4" table:cell-range-address="magento.A4:magento.A5 magento.N4:magento.R5" chart:data-source-has-labels="both" svg:x="1.411cm" svg:y="1.341cm" svg:width="15.953cm" svg:height="8.46cm">
          <chart:coordinate-region svg:x="2.297cm" svg:y="1.54cm" svg:width="15.067cm" svg:height="7.614cm"/>
          <chart:axis chart:dimension="x" chart:name="primary-x" chart:style-name="ch5" chartooo:axis-type="auto">
            <chartooo:date-scale/>
            <chart:categories table:cell-range-address="magento.A5:magento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magento.N5:magento.N5" chart:label-cell-address="magento.N4:magento.N4" chart:class="chart:bar">
            <chart:data-point/>
          </chart:series>
          <chart:series chart:style-name="ch10" chart:values-cell-range-address="magento.O5:magento.O5" chart:label-cell-address="magento.O4:magento.O4" chart:class="chart:bar">
            <chart:data-point/>
          </chart:series>
          <chart:series chart:style-name="ch11" chart:values-cell-range-address="magento.P5:magento.P5" chart:label-cell-address="magento.P4:magento.P4" chart:class="chart:bar">
            <chart:data-point/>
          </chart:series>
          <chart:series chart:style-name="ch12" chart:values-cell-range-address="magento.Q5:magento.Q5" chart:label-cell-address="magento.Q4:magento.Q4" chart:class="chart:bar">
            <chart:data-point/>
          </chart:series>
          <chart:series chart:style-name="ch13" chart:values-cell-range-address="magento.R5:magento.R5" chart:label-cell-address="magento.R4:magento.R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N4:magento.N4</svg:desc>
                </draw:g>
              </table:table-cell>
              <table:table-cell office:value-type="string">
                <text:p>remote</text:p>
                <draw:g>
                  <svg:desc>magento.O4:magento.O4</svg:desc>
                </draw:g>
              </table:table-cell>
              <table:table-cell office:value-type="string">
                <text:p>haproxy</text:p>
                <draw:g>
                  <svg:desc>magento.P4:magento.P4</svg:desc>
                </draw:g>
              </table:table-cell>
              <table:table-cell office:value-type="string">
                <text:p>traefik</text:p>
                <draw:g>
                  <svg:desc>magento.Q4:magento.Q4</svg:desc>
                </draw:g>
              </table:table-cell>
              <table:table-cell office:value-type="string">
                <text:p>proxysql</text:p>
                <draw:g>
                  <svg:desc>magento.R4:magento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agento.A5:magento.A5</svg:desc>
                </draw:g>
              </table:table-cell>
              <table:table-cell office:value-type="float" office:value="369">
                <text:p>369</text:p>
                <draw:g>
                  <svg:desc>magento.N5:magento.N5</svg:desc>
                </draw:g>
              </table:table-cell>
              <table:table-cell office:value-type="float" office:value="48">
                <text:p>48</text:p>
                <draw:g>
                  <svg:desc>magento.O5:magento.O5</svg:desc>
                </draw:g>
              </table:table-cell>
              <table:table-cell office:value-type="float" office:value="46">
                <text:p>46</text:p>
                <draw:g>
                  <svg:desc>magento.P5:magento.P5</svg:desc>
                </draw:g>
              </table:table-cell>
              <table:table-cell office:value-type="float" office:value="42">
                <text:p>42</text:p>
                <draw:g>
                  <svg:desc>magento.Q5:magento.Q5</svg:desc>
                </draw:g>
              </table:table-cell>
              <table:table-cell office:value-type="float" office:value="341">
                <text:p>341</text:p>
                <draw:g>
                  <svg:desc>magento.R5:magento.R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279cm" svg:y="0.336cm" chart:style-name="ch2">
          <text:p>Product page response times (s)</text:p>
        </chart:title>
        <chart:legend chart:legend-position="end" svg:x="17.764cm" svg:y="3.705cm" style:legend-expansion="high" chart:style-name="ch3"/>
        <chart:plot-area chart:style-name="ch4" table:cell-range-address="magento.A4:magento.A4 magento.A6:magento.A8 magento.N4:magento.R4 magento.N6:magento.R8" chart:data-source-has-labels="both" svg:x="0.4cm" svg:y="1.341cm" svg:width="16.964cm" svg:height="8.46cm">
          <chart:coordinate-region svg:x="0.863cm" svg:y="1.541cm" svg:width="16.501cm" svg:height="7.613cm"/>
          <chart:axis chart:dimension="x" chart:name="primary-x" chart:style-name="ch5" chartooo:axis-type="auto">
            <chartooo:date-scale/>
            <chart:categories table:cell-range-address="magento.A6:magento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gento.N6:magento.N8" chart:label-cell-address="magento.N4:magento.N4" chart:class="chart:bar">
            <chart:data-point chart:repeated="3"/>
          </chart:series>
          <chart:series chart:style-name="ch9" chart:values-cell-range-address="magento.O6:magento.O8" chart:label-cell-address="magento.O4:magento.O4" chart:class="chart:bar">
            <chart:data-point chart:repeated="3"/>
          </chart:series>
          <chart:series chart:style-name="ch10" chart:values-cell-range-address="magento.P6:magento.P8" chart:label-cell-address="magento.P4:magento.P4" chart:class="chart:bar">
            <chart:data-point chart:repeated="3"/>
          </chart:series>
          <chart:series chart:style-name="ch11" chart:values-cell-range-address="magento.Q6:magento.Q8" chart:label-cell-address="magento.Q4:magento.Q4" chart:class="chart:bar">
            <chart:data-point chart:repeated="3"/>
          </chart:series>
          <chart:series chart:style-name="ch12" chart:values-cell-range-address="magento.R6:magento.R8" chart:label-cell-address="magento.R4:magento.R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magento.N4:magento.N4</svg:desc>
                </draw:g>
              </table:table-cell>
              <table:table-cell office:value-type="string">
                <text:p>remote</text:p>
                <draw:g>
                  <svg:desc>magento.O4:magento.O4</svg:desc>
                </draw:g>
              </table:table-cell>
              <table:table-cell office:value-type="string">
                <text:p>haproxy</text:p>
                <draw:g>
                  <svg:desc>magento.P4:magento.P4</svg:desc>
                </draw:g>
              </table:table-cell>
              <table:table-cell office:value-type="string">
                <text:p>traefik</text:p>
                <draw:g>
                  <svg:desc>magento.Q4:magento.Q4</svg:desc>
                </draw:g>
              </table:table-cell>
              <table:table-cell office:value-type="string">
                <text:p>proxysql</text:p>
                <draw:g>
                  <svg:desc>magento.R4:magento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magento.A6:magento.A8</svg:desc>
                </draw:g>
              </table:table-cell>
              <table:table-cell office:value-type="float" office:value="0.32">
                <text:p>0.32</text:p>
                <draw:g>
                  <svg:desc>magento.N6:magento.N8</svg:desc>
                </draw:g>
              </table:table-cell>
              <table:table-cell office:value-type="float" office:value="2.44">
                <text:p>2.44</text:p>
                <draw:g>
                  <svg:desc>magento.O6:magento.O8</svg:desc>
                </draw:g>
              </table:table-cell>
              <table:table-cell office:value-type="float" office:value="2.57">
                <text:p>2.57</text:p>
                <draw:g>
                  <svg:desc>magento.P6:magento.P8</svg:desc>
                </draw:g>
              </table:table-cell>
              <table:table-cell office:value-type="float" office:value="2.81">
                <text:p>2.81</text:p>
                <draw:g>
                  <svg:desc>magento.Q6:magento.Q8</svg:desc>
                </draw:g>
              </table:table-cell>
              <table:table-cell office:value-type="float" office:value="0.35">
                <text:p>0.35</text:p>
                <draw:g>
                  <svg:desc>magento.R6:magento.R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65">
                <text:p>0.65</text:p>
              </table:table-cell>
              <table:table-cell office:value-type="float" office:value="2.96">
                <text:p>2.96</text:p>
              </table:table-cell>
              <table:table-cell office:value-type="float" office:value="3.02">
                <text:p>3.02</text:p>
              </table:table-cell>
              <table:table-cell office:value-type="float" office:value="7.44">
                <text:p>7.4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29">
                <text:p>0.29</text:p>
              </table:table-cell>
              <table:table-cell office:value-type="float" office:value="2.3">
                <text:p>2.3</text:p>
              </table:table-cell>
              <table:table-cell office:value-type="float" office:value="2.36">
                <text:p>2.36</text:p>
              </table:table-cell>
              <table:table-cell office:value-type="float" office:value="2.43">
                <text:p>2.4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21cm" svg:y="0.336cm" chart:style-name="ch2">
          <text:p>Homepage hits</text:p>
        </chart:title>
        <chart:legend chart:legend-position="end" svg:x="17.764cm" svg:y="3.705cm" style:legend-expansion="high" chart:style-name="ch3"/>
        <chart:plot-area chart:style-name="ch4" table:cell-range-address="wordpress.A4:wordpress.F5" chart:data-source-has-labels="both" svg:x="1.411cm" svg:y="1.341cm" svg:width="15.953cm" svg:height="8.46cm">
          <chart:coordinate-region svg:x="2.297cm" svg:y="1.54cm" svg:width="15.067cm" svg:height="7.614cm"/>
          <chart:axis chart:dimension="x" chart:name="primary-x" chart:style-name="ch5" chartooo:axis-type="auto">
            <chartooo:date-scale/>
            <chart:categories table:cell-range-address="wordpress.A5:wordpress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wordpress.B5:wordpress.B5" chart:label-cell-address="wordpress.B4:wordpress.B4" chart:class="chart:bar">
            <chart:data-point/>
          </chart:series>
          <chart:series chart:style-name="ch10" chart:values-cell-range-address="wordpress.C5:wordpress.C5" chart:label-cell-address="wordpress.C4:wordpress.C4" chart:class="chart:bar">
            <chart:data-point/>
          </chart:series>
          <chart:series chart:style-name="ch11" chart:values-cell-range-address="wordpress.D5:wordpress.D5" chart:label-cell-address="wordpress.D4:wordpress.D4" chart:class="chart:bar">
            <chart:data-point/>
          </chart:series>
          <chart:series chart:style-name="ch12" chart:values-cell-range-address="wordpress.E5:wordpress.E5" chart:label-cell-address="wordpress.E4:wordpress.E4" chart:class="chart:bar">
            <chart:data-point/>
          </chart:series>
          <chart:series chart:style-name="ch13" chart:values-cell-range-address="wordpress.F5:wordpress.F5" chart:label-cell-address="wordpress.F4:wordpress.F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B4:wordpress.B4</svg:desc>
                </draw:g>
              </table:table-cell>
              <table:table-cell office:value-type="string">
                <text:p>remote</text:p>
                <draw:g>
                  <svg:desc>wordpress.C4:wordpress.C4</svg:desc>
                </draw:g>
              </table:table-cell>
              <table:table-cell office:value-type="string">
                <text:p>haproxy</text:p>
                <draw:g>
                  <svg:desc>wordpress.D4:wordpress.D4</svg:desc>
                </draw:g>
              </table:table-cell>
              <table:table-cell office:value-type="string">
                <text:p>traefik</text:p>
                <draw:g>
                  <svg:desc>wordpress.E4:wordpress.E4</svg:desc>
                </draw:g>
              </table:table-cell>
              <table:table-cell office:value-type="string">
                <text:p>proxysql</text:p>
                <draw:g>
                  <svg:desc>wordpress.F4:wordpres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wordpress.A5:wordpress.A5</svg:desc>
                </draw:g>
              </table:table-cell>
              <table:table-cell office:value-type="float" office:value="184">
                <text:p>184</text:p>
                <draw:g>
                  <svg:desc>wordpress.B5:wordpress.B5</svg:desc>
                </draw:g>
              </table:table-cell>
              <table:table-cell office:value-type="float" office:value="34">
                <text:p>34</text:p>
                <draw:g>
                  <svg:desc>wordpress.C5:wordpress.C5</svg:desc>
                </draw:g>
              </table:table-cell>
              <table:table-cell office:value-type="float" office:value="32">
                <text:p>32</text:p>
                <draw:g>
                  <svg:desc>wordpress.D5:wordpress.D5</svg:desc>
                </draw:g>
              </table:table-cell>
              <table:table-cell office:value-type="float" office:value="33">
                <text:p>33</text:p>
                <draw:g>
                  <svg:desc>wordpress.E5:wordpress.E5</svg:desc>
                </draw:g>
              </table:table-cell>
              <table:table-cell office:value-type="float" office:value="164">
                <text:p>164</text:p>
                <draw:g>
                  <svg:desc>wordpress.F5:wordpress.F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6.543cm" svg:y="0.336cm" chart:style-name="ch2">
          <text:p>Homepage response times (s)</text:p>
        </chart:title>
        <chart:legend chart:legend-position="end" svg:x="17.764cm" svg:y="3.705cm" style:legend-expansion="high" chart:style-name="ch3"/>
        <chart:plot-area chart:style-name="ch4" table:cell-range-address="wordpress.A4:wordpress.F4 wordpress.A6:wordpress.F8" chart:data-source-has-labels="both" svg:x="0.4cm" svg:y="1.341cm" svg:width="16.964cm" svg:height="8.46cm">
          <chart:coordinate-region svg:x="0.863cm" svg:y="1.541cm" svg:width="16.501cm" svg:height="7.613cm"/>
          <chart:axis chart:dimension="x" chart:name="primary-x" chart:style-name="ch5" chartooo:axis-type="auto">
            <chartooo:date-scale/>
            <chart:categories table:cell-range-address="wordpress.A6:wordpress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dpress.B6:wordpress.B8" chart:label-cell-address="wordpress.B4:wordpress.B4" chart:class="chart:bar">
            <chart:data-point chart:repeated="3"/>
          </chart:series>
          <chart:series chart:style-name="ch9" chart:values-cell-range-address="wordpress.C6:wordpress.C8" chart:label-cell-address="wordpress.C4:wordpress.C4" chart:class="chart:bar">
            <chart:data-point chart:repeated="3"/>
          </chart:series>
          <chart:series chart:style-name="ch10" chart:values-cell-range-address="wordpress.D6:wordpress.D8" chart:label-cell-address="wordpress.D4:wordpress.D4" chart:class="chart:bar">
            <chart:data-point chart:repeated="3"/>
          </chart:series>
          <chart:series chart:style-name="ch11" chart:values-cell-range-address="wordpress.E6:wordpress.E8" chart:label-cell-address="wordpress.E4:wordpress.E4" chart:class="chart:bar">
            <chart:data-point chart:repeated="3"/>
          </chart:series>
          <chart:series chart:style-name="ch12" chart:values-cell-range-address="wordpress.F6:wordpress.F8" chart:label-cell-address="wordpress.F4:wordpress.F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B4:wordpress.B4</svg:desc>
                </draw:g>
              </table:table-cell>
              <table:table-cell office:value-type="string">
                <text:p>remote</text:p>
                <draw:g>
                  <svg:desc>wordpress.C4:wordpress.C4</svg:desc>
                </draw:g>
              </table:table-cell>
              <table:table-cell office:value-type="string">
                <text:p>haproxy</text:p>
                <draw:g>
                  <svg:desc>wordpress.D4:wordpress.D4</svg:desc>
                </draw:g>
              </table:table-cell>
              <table:table-cell office:value-type="string">
                <text:p>traefik</text:p>
                <draw:g>
                  <svg:desc>wordpress.E4:wordpress.E4</svg:desc>
                </draw:g>
              </table:table-cell>
              <table:table-cell office:value-type="string">
                <text:p>proxysql</text:p>
                <draw:g>
                  <svg:desc>wordpress.F4:wordpres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response time</text:p>
                <draw:g>
                  <svg:desc>wordpress.A6:wordpress.A8</svg:desc>
                </draw:g>
              </table:table-cell>
              <table:table-cell office:value-type="float" office:value="0.64">
                <text:p>0.64</text:p>
                <draw:g>
                  <svg:desc>wordpress.B6:wordpress.B8</svg:desc>
                </draw:g>
              </table:table-cell>
              <table:table-cell office:value-type="float" office:value="3.42">
                <text:p>3.42</text:p>
                <draw:g>
                  <svg:desc>wordpress.C6:wordpress.C8</svg:desc>
                </draw:g>
              </table:table-cell>
              <table:table-cell office:value-type="float" office:value="3.57">
                <text:p>3.57</text:p>
                <draw:g>
                  <svg:desc>wordpress.D6:wordpress.D8</svg:desc>
                </draw:g>
              </table:table-cell>
              <table:table-cell office:value-type="float" office:value="3.4">
                <text:p>3.4</text:p>
                <draw:g>
                  <svg:desc>wordpress.E6:wordpress.E8</svg:desc>
                </draw:g>
              </table:table-cell>
              <table:table-cell office:value-type="float" office:value="0.72">
                <text:p>0.72</text:p>
                <draw:g>
                  <svg:desc>wordpress.F6:wordpress.F8</svg:desc>
                </draw:g>
              </table:table-cell>
            </table:table-row>
            <table:table-row>
              <table:table-cell office:value-type="string">
                <text:p>longest transaction</text:p>
              </table:table-cell>
              <table:table-cell office:value-type="float" office:value="0.73">
                <text:p>0.73</text:p>
              </table:table-cell>
              <table:table-cell office:value-type="float" office:value="3.66">
                <text:p>3.66</text:p>
              </table:table-cell>
              <table:table-cell office:value-type="float" office:value="4.87">
                <text:p>4.87</text:p>
              </table:table-cell>
              <table:table-cell office:value-type="float" office:value="4.19">
                <text:p>4.1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shortest transaction</text:p>
              </table:table-cell>
              <table:table-cell office:value-type="float" office:value="0.56">
                <text:p>0.56</text:p>
              </table:table-cell>
              <table:table-cell office:value-type="float" office:value="3.24">
                <text:p>3.24</text:p>
              </table:table-cell>
              <table:table-cell office:value-type="float" office:value="3.32">
                <text:p>3.32</text:p>
              </table:table-cell>
              <table:table-cell office:value-type="float" office:value="3.13">
                <text:p>3.13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7.787cm" svg:y="0.336cm" chart:style-name="ch2">
          <text:p>Category page hits</text:p>
        </chart:title>
        <chart:legend chart:legend-position="end" svg:x="17.764cm" svg:y="3.705cm" style:legend-expansion="high" chart:style-name="ch3"/>
        <chart:plot-area chart:style-name="ch4" table:cell-range-address="wordpress.A4:wordpress.A5 wordpress.H4:wordpress.L5" chart:data-source-has-labels="both" svg:x="1.411cm" svg:y="1.341cm" svg:width="15.953cm" svg:height="8.46cm">
          <chart:coordinate-region svg:x="2.297cm" svg:y="1.54cm" svg:width="15.067cm" svg:height="7.614cm"/>
          <chart:axis chart:dimension="x" chart:name="primary-x" chart:style-name="ch5" chartooo:axis-type="auto">
            <chartooo:date-scale/>
            <chart:categories table:cell-range-address="wordpress.A5:wordpress.A5"/>
          </chart:axis>
          <chart:axis chart:dimension="y" chart:name="primary-y" chart:style-name="ch6">
            <chart:title svg:x="0.451cm" svg:y="6.885cm" chart:style-name="ch7">
              <text:p>nr of hits in 60s</text:p>
            </chart:title>
            <chart:grid chart:style-name="ch8" chart:class="major"/>
          </chart:axis>
          <chart:series chart:style-name="ch9" chart:values-cell-range-address="wordpress.H5:wordpress.H5" chart:label-cell-address="wordpress.H4:wordpress.H4" chart:class="chart:bar">
            <chart:data-point/>
          </chart:series>
          <chart:series chart:style-name="ch10" chart:values-cell-range-address="wordpress.I5:wordpress.I5" chart:label-cell-address="wordpress.I4:wordpress.I4" chart:class="chart:bar">
            <chart:data-point/>
          </chart:series>
          <chart:series chart:style-name="ch11" chart:values-cell-range-address="wordpress.J5:wordpress.J5" chart:label-cell-address="wordpress.J4:wordpress.J4" chart:class="chart:bar">
            <chart:data-point/>
          </chart:series>
          <chart:series chart:style-name="ch12" chart:values-cell-range-address="wordpress.K5:wordpress.K5" chart:label-cell-address="wordpress.K4:wordpress.K4" chart:class="chart:bar">
            <chart:data-point/>
          </chart:series>
          <chart:series chart:style-name="ch13" chart:values-cell-range-address="wordpress.L5:wordpress.L5" chart:label-cell-address="wordpress.L4:wordpress.L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ordpress.H4:wordpress.H4</svg:desc>
                </draw:g>
              </table:table-cell>
              <table:table-cell office:value-type="string">
                <text:p>remote</text:p>
                <draw:g>
                  <svg:desc>wordpress.I4:wordpress.I4</svg:desc>
                </draw:g>
              </table:table-cell>
              <table:table-cell office:value-type="string">
                <text:p>haproxy</text:p>
                <draw:g>
                  <svg:desc>wordpress.J4:wordpress.J4</svg:desc>
                </draw:g>
              </table:table-cell>
              <table:table-cell office:value-type="string">
                <text:p>traefik</text:p>
                <draw:g>
                  <svg:desc>wordpress.K4:wordpress.K4</svg:desc>
                </draw:g>
              </table:table-cell>
              <table:table-cell office:value-type="string">
                <text:p>proxysql</text:p>
                <draw:g>
                  <svg:desc>wordpress.L4:wordpress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wordpress.A5:wordpress.A5</svg:desc>
                </draw:g>
              </table:table-cell>
              <table:table-cell office:value-type="float" office:value="337">
                <text:p>337</text:p>
                <draw:g>
                  <svg:desc>wordpress.H5:wordpress.H5</svg:desc>
                </draw:g>
              </table:table-cell>
              <table:table-cell office:value-type="float" office:value="41">
                <text:p>41</text:p>
                <draw:g>
                  <svg:desc>wordpress.I5:wordpress.I5</svg:desc>
                </draw:g>
              </table:table-cell>
              <table:table-cell office:value-type="float" office:value="42">
                <text:p>42</text:p>
                <draw:g>
                  <svg:desc>wordpress.J5:wordpress.J5</svg:desc>
                </draw:g>
              </table:table-cell>
              <table:table-cell office:value-type="float" office:value="40">
                <text:p>40</text:p>
                <draw:g>
                  <svg:desc>wordpress.K5:wordpress.K5</svg:desc>
                </draw:g>
              </table:table-cell>
              <table:table-cell office:value-type="float" office:value="358">
                <text:p>358</text:p>
                <draw:g>
                  <svg:desc>wordpress.L5:wordpress.L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